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Courier News" svg:font-family="'Courier News', Courier, monospace"/>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paragraph-rsid="00196c97"/>
    </style:style>
    <style:style style:name="P5" style:family="paragraph" style:parent-style-name="Standard">
      <style:text-properties style:text-underline-style="solid" style:text-underline-width="auto" style:text-underline-color="font-color" officeooo:paragraph-rsid="00196c97"/>
    </style:style>
    <style:style style:name="P6" style:family="paragraph" style:parent-style-name="Standard">
      <style:text-properties fo:font-weight="bold" officeooo:paragraph-rsid="00196c97"/>
    </style:style>
    <style:style style:name="P7" style:family="paragraph" style:parent-style-name="Standard">
      <style:text-properties officeooo:paragraph-rsid="001a84fe"/>
    </style:style>
    <style:style style:name="P8" style:family="paragraph" style:parent-style-name="Standard">
      <style:text-properties officeooo:rsid="001a84fe" officeooo:paragraph-rsid="001a84fe"/>
    </style:style>
    <style:style style:name="P9" style:family="paragraph" style:parent-style-name="Standard" style:list-style-name="L1">
      <style:text-properties officeooo:rsid="001a84fe" officeooo:paragraph-rsid="001a84fe"/>
    </style:style>
    <style:style style:name="P10" style:family="paragraph" style:parent-style-name="Text_20_body">
      <style:paragraph-properties fo:margin-left="0cm" fo:margin-right="0cm" style:line-height-at-least="0.397cm" fo:widows="1" fo:text-indent="0cm" style:auto-text-indent="false"/>
    </style:style>
    <style:style style:name="P11" style:family="paragraph" style:parent-style-name="Text_20_body">
      <style:paragraph-properties fo:margin-left="0cm" fo:margin-right="0cm" style:line-height-at-least="0.397cm" fo:widows="1" fo:text-indent="0cm" style:auto-text-indent="false"/>
      <style:text-properties officeooo:paragraph-rsid="001dca51"/>
    </style:style>
    <style:style style:name="P12" style:family="paragraph" style:parent-style-name="Heading_20_1">
      <style:text-properties officeooo:paragraph-rsid="001c2d38"/>
    </style:style>
    <style:style style:name="P13" style:family="paragraph" style:parent-style-name="Heading_20_1">
      <style:text-properties officeooo:rsid="001a84fe" officeooo:paragraph-rsid="001a84fe"/>
    </style:style>
    <style:style style:name="P14" style:family="paragraph" style:parent-style-name="Preformatted_20_Text">
      <style:paragraph-properties fo:margin-left="0cm" fo:margin-right="0cm" fo:margin-top="0.079cm" fo:margin-bottom="0.265cm" loext:contextual-spacing="false" fo:line-height="150%" fo:widows="1" fo:text-indent="0cm" style:auto-text-indent="false" fo:padding-left="0.397cm" fo:padding-right="0.397cm" fo:padding-top="0.265cm" fo:padding-bottom="0.265cm" fo:border-left="3.74pt solid #f4a94f" fo:border-right="0.74pt solid #bfc3c6" fo:border-top="0.74pt solid #bfc3c6" fo:border-bottom="0.74pt solid #bfc3c6"/>
      <style:text-properties fo:font-variant="normal" fo:text-transform="none" fo:color="#242c2e" style:font-name="Courier News" fo:font-size="9pt" fo:letter-spacing="normal" fo:font-style="normal" fo:font-weight="normal"/>
    </style:style>
    <style:style style:name="P15" style:family="paragraph" style:parent-style-name="Preformatted_20_Text">
      <style:paragraph-properties fo:margin-top="0.079cm" fo:margin-bottom="0.265cm" loext:contextual-spacing="false" fo:line-height="150%" fo:widows="1" fo:padding-left="0.397cm" fo:padding-right="0.397cm" fo:padding-top="0.265cm" fo:padding-bottom="0.265cm" fo:border-left="3.74pt solid #f4a94f" fo:border-right="0.74pt solid #bfc3c6" fo:border-top="0.74pt solid #bfc3c6" fo:border-bottom="0.74pt solid #bfc3c6"/>
      <style:text-properties fo:font-variant="normal" fo:text-transform="none" fo:color="#242c2e" style:font-name="Courier News" fo:font-size="9pt" fo:letter-spacing="normal" fo:font-style="normal" fo:font-weight="normal"/>
    </style:style>
    <style:style style:name="T1" style:family="text">
      <style:text-properties officeooo:rsid="00196c97"/>
    </style:style>
    <style:style style:name="T2" style:family="text">
      <style:text-properties officeooo:rsid="0083c274"/>
    </style:style>
    <style:style style:name="T3" style:family="text">
      <style:text-properties officeooo:rsid="01251938"/>
    </style:style>
    <style:style style:name="T4" style:family="text">
      <style:text-properties officeooo:rsid="0137e19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a84fe"/>
    </style:style>
    <style:style style:name="T7" style:family="text">
      <style:text-properties style:text-underline-style="solid" style:text-underline-width="auto" style:text-underline-color="font-color" fo:font-weight="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weight="bold"/>
    </style:style>
    <style:style style:name="T10" style:family="text">
      <style:text-properties fo:font-weight="bold" officeooo:rsid="001a84fe" style:font-weight-asian="bold" style:font-weight-complex="bold"/>
    </style:style>
    <style:style style:name="T11" style:family="text">
      <style:text-properties officeooo:rsid="001a84fe"/>
    </style:style>
    <style:style style:name="T12" style:family="text">
      <style:text-properties fo:font-variant="normal" fo:text-transform="none" fo:color="#242c2e" style:font-name="Arial1" fo:letter-spacing="normal" fo:font-style="normal" fo:font-weight="normal"/>
    </style:style>
    <style:style style:name="T13" style:family="text">
      <style:text-properties fo:font-variant="normal" fo:text-transform="none" fo:color="#242c2e" style:font-name="Arial1" fo:font-size="9pt" fo:letter-spacing="normal" fo:font-style="normal" fo:font-weight="normal"/>
    </style:style>
    <style:style style:name="T14" style:family="text">
      <style:text-properties fo:font-variant="normal" fo:text-transform="none" fo:color="#242c2e" style:font-name="Arial1" fo:font-size="9pt" fo:letter-spacing="normal" fo:font-style="normal" style:text-underline-style="solid" style:text-underline-width="auto" style:text-underline-color="font-color" fo:font-weight="normal"/>
    </style:style>
    <style:style style:name="T15" style:family="text">
      <style:text-properties fo:font-variant="normal" fo:text-transform="none" fo:color="#242c2e" style:font-name="Arial1" fo:font-size="9pt" fo:letter-spacing="normal" fo:font-style="normal" style:text-underline-style="solid" style:text-underline-width="auto" style:text-underline-color="font-color" fo:font-weight="bold"/>
    </style:style>
    <style:style style:name="T16" style:family="text">
      <style:text-properties fo:font-variant="normal" fo:text-transform="none" fo:color="#242c2e" style:font-name="Arial1" fo:font-size="9pt" fo:letter-spacing="normal" fo:font-style="normal" fo:font-weight="bold"/>
    </style:style>
    <style:style style:name="T17" style:family="text">
      <style:text-properties fo:font-variant="normal" fo:text-transform="none" fo:color="#242c2e" fo:letter-spacing="normal"/>
    </style:style>
    <style:style style:name="T18" style:family="text">
      <style:text-properties fo:font-variant="normal" fo:text-transform="none" fo:color="#5388b4" style:text-line-through-style="none" style:text-line-through-type="none" style:font-name="Arial1" fo:font-size="9pt" fo:letter-spacing="normal" fo:font-style="normal" style:text-underline-style="none" fo:font-weight="normal" style:text-blinking="false"/>
    </style:style>
    <style:style style:name="T19" style:family="text">
      <style:text-properties fo:font-variant="normal" fo:text-transform="none" fo:color="#5388b4" style:text-line-through-style="none" style:text-line-through-type="none" style:font-name="Arial1" fo:font-size="9pt" fo:letter-spacing="normal" fo:font-style="normal" style:text-underline-style="none" fo:font-weight="bold" style:text-blinking="false"/>
    </style:style>
    <style:style style:name="T20" style:family="text">
      <style:text-properties officeooo:rsid="001e9f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2">Was ist das OVMS?</text:span><text:line-break/><text:line-break/><text:span text:style-name="T13">OVMS = Open Vehicles Monitoring System</text:span><text:line-break/><text:line-break/><text:span text:style-name="T13">Das OVMS ist ein kleines Modul, das an den Diagnose-Port angeschlossen wird, und darüber permanent die Fahrzeugdaten (CAN-Bus) überwacht. Es kann auch auf den CAN-Bus schreiben und auf diesem Weg den SEVCON-Controller umkonfigurieren.</text:span><text:line-break/><text:line-break/><text:span text:style-name="T13">Das OVMS kann mit einer handelsüblichen SIM-Karte mit dem Handynetz verbunden werden. Es kann per SMS, über eine eigene Smartphone-App, sowie programmgesteuert vom PC aus angesprochen werden. Das OVMS kann dabei Messdaten an einen Server im Netz senden, so dass auch längerfristige Aufzeichnungen ohne ständige Verbindung mit dem Modul möglich sind.</text:span><text:line-break/><text:line-break/><text:span text:style-name="T13">Außerdem enthält es einen GPS-Empfänger, damit kann man das Fahrzeug lokalisieren und die Fahrtstrecken aufzeichnen.</text:span><text:line-break/><text:line-break/><text:span text:style-name="T13">Alles zum OVMS findet man auf der offiziellen Website: </text:span><text:a xlink:type="simple" xlink:href="http://www.openvehicles.com/" office:target-frame-name="_blank" xlink:show="new" text:style-name="Internet_20_link" text:visited-style-name="Visited_20_Internet_20_Link"><text:span text:style-name="T18">www.openvehicles.com/</text:span></text:a><text:line-break/><text:line-break/><text:span text:style-name="T13">Schaltpläne und Software des OVMS sind komplett Open Source und frei verwendbar. Jeder kann daran mitarbeiten, jede Hilfe wird gern angenommen. Das OVMS ist ursprünglich ein Projekt für den Tesla Roadster gewesen, enthält inzwischen aber Support für eine Vielzahl von Fahrzeugen.</text:span><text:line-break/><text:line-break/><text:line-break/><text:span text:style-name="T12">Was kann das OVMS im Twizy?</text:span><text:line-break/><text:line-break/><text:span text:style-name="T14">Lade-Überwachung</text:span><text:span text:style-name="T13">: Akkustand, SOC-Nutzungsfenster, Aufzeichnung von Lade- und Entladekurven, Alarm bei Ladeabbruch, Meldung bei Ladeende und optional bei ausreichender Ladung für die nächste Fahrt, Berechnung der vorr. Ladezeiten, Überwachung des 12V-Akkus</text:span><text:line-break/><text:line-break/><text:span text:style-name="T14">Reichweite</text:span><text:span text:style-name="T13">: Auslesen der Twizy-Schätzung, Berechnung der individuellen "idealen" Reichweite (einstellbar), Hochrechnung beider Schätzungen während des Ladens</text:span><text:line-break/><text:line-break/><text:span text:style-name="T14">Batterie-Monitoring</text:span><text:span text:style-name="T13">: Überwachung und Aufzeichnung aller einzelnen Zellenspannungen und Temperaturen, Anzeige von Auffälligkeiten, Alarm bei zu hoher Einzelabweichung und bei zu hoher Gesamtdrift (Standardabweichung)</text:span><text:line-break/><text:line-break/><text:span text:style-name="T14">Power-Monitoring</text:span><text:span text:style-name="T13">: Aufzeichnung des Energieverbrauchs gesamt sowie separat nach Fahrmodus (konstant/beschleunigend/bremsend) und Höhenänderung (auf/ab, jeweils mit Summe der Höhenmeter), Effizienz (Wh/km) und Rekuperationsraten jeweils, automatischer Report nach Fahrtende, Aufzeichnung der Energiesumme beim Laden</text:span><text:line-break/><text:line-break/><text:span text:style-name="T14">GPS</text:span><text:span text:style-name="T13">: laufende Abfrage der aktuellen Position, Aktualisierung auch wenn Twizy aus ist (Diebstahl-Verfolgung), Track-Logging auf den Server wahlweise 1x pro Minute / alle 5 Sekunden (Streaming-Modus), Aufzeichnung und Auswertung des Strecken-Energieverbrauchs</text:span><text:line-break/><text:line-break/><text:span text:style-name="T14">SEVCON-Konfiguration</text:span><text:span text:style-name="T13">: Einstellen der Höchstgeschwindigkeit und Warngrenze, Erhöhung des maximalen Drehmoments und/oder der maximalen Motorleistung, Veränderung der verfügbaren Leistung beim Fahren sowie Rekuperation im Neutral- und Bremsmodus (Maximum + je nach Geschwindigkeit), Veränderung der Drehmoment-Rampen, Veränderung der Drehmoment-Glättung, Aktivierung der Bremsleuchte für neutrale Rekuperation (benötigt Hardware-Modifikation), Low-Level-Zugriff auf alle SEVCON-Register</text:span><text:line-break/><text:line-break/><text:line-break/><text:span text:style-name="T12">Wie steuert man das OVMS?</text:span><text:line-break/><text:line-break/><text:span text:style-name="T14">Der einfache Weg</text:span><text:span text:style-name="T13">: man sendet dem OVMS Textkommandos per SMS und erhält die Antwort ebenfalls per SMS. Dies funktioniert mit jedem handelsüblichen Handy.</text:span><text:line-break/><text:line-break/><text:soft-page-break/><text:span text:style-name="T14">Der Smartphone-Weg</text:span><text:span text:style-name="T13">: für iOS und Android existieren OVMS-Apps in den jeweiligen App-Stores, Links siehe OVMS-Website. Die App ist sehr komfortabel, deckt aber derzeit noch nicht die Spezialfunktionen des Twizy ab. Nutzt man die App, so kann man auf SMS i.d.R. verzichten, da die Alarme und Meldungen auch über die App empfangen werden können (solange OVMS und Handy Internetverbindung haben).</text:span><text:line-break/><text:line-break/><text:span text:style-name="T14">Der Server-Weg</text:span><text:span text:style-name="T13">: die vom OVMS über den Server aufgezeichneten Daten kann man mit Kommandozeilentools als CSV-Dateien abrufen und dann bspw. mit OpenOffice Calc / MS Excel o.ä. verarbeiten und analysieren. Die GPS-Tracklogs kann man sehr einfach in GPX-Dateien umwandeln und mit Google Maps oder OSM visualisieren. Ein Web-Interface zu diesen Daten existiert ebenfalls, wird aber derzeit noch nicht genutzt.</text:span><text:line-break/><text:line-break/><text:span text:style-name="T14">Der Offline-Weg</text:span><text:span text:style-name="T13">: das OVMS kann auch mit einem seriellen Kabel direkt angesteuert werden. Alle SMS- und Smartphone-Befehle können so per Terminalprogramm aufgerufen werden, auch ohne Netzverbindung.</text:span><text:line-break/><text:line-break/><text:line-break/><text:span text:style-name="T12">Wieviel SMS- und Datenvolumen braucht man?</text:span><text:line-break/><text:line-break/><text:span text:style-name="T13">Bis die Datenverbindung steht (und falls sie mal nicht verfügbar ist oder man sie nicht nutzen möchte) benötigt man SMS. Für die Grundeinrichtung sind i.d.R. nur eine handvoll SMS-Nachrichten nötig.</text:span><text:line-break/><text:line-break/><text:span text:style-name="T13">Im laufenden Betrieb sendet das OVMS Alarme und Benachrichtigungen wie den Ladestatus und Tripreport wahlweise per SMS und/oder IP. Nutzt man die App, dann erhält man diese im IP-Modus als Systembenachrichtigungen und kann sie im Tab "Nachrichten" aufrufen -- SMS sind hierfür also überflüssig.</text:span><text:line-break/><text:line-break/><text:span text:style-name="T13">Die automatischen Benachrichtigungen kann man wahlweise auch jederzeit auf die Alarme einschränken oder ganz deaktivieren. Die Steuerung der Kanäle und Filter erfolgt über Parameter #3 und Feature #14.</text:span><text:line-break/><text:line-break/><text:span text:style-name="T13">Mit der iOS-App oder einer älteren Firmware benötigt man SMS noch für die Twizy-Spezialfunktionen wie den Batteriemonitor und die SEVCON-Konfiguration. Mit der aktuellen Firmware und Android-App werden SMS auch dafür nicht mehr benötigt, da alle SMS-Befehle damit auch über den IP-Kanal genutzt werden können.</text:span><text:line-break/><text:line-break/><text:span text:style-name="T13">Das IP-Datenvolumen hängt natürlich von der Nutzung ab, je mehr man den Twizy nutzt, desto mehr Datenvolumen fällt an. Bei durchschnittlicher Nutzung genügen i.d.R. 10 MB pro Monat inkl. Nutzung der normalen GPS-Tracking-Auflösung. Möchte man öfter den hochauflösenden GPS-Stream verwenden so kann ein höheres Volumen anfallen.</text:span><text:line-break/><text:line-break/><text:line-break/><text:span text:style-name="T12">Was kostet es? Woher bekommt man es?</text:span><text:line-break/><text:line-break/><text:span text:style-name="T13">Die Gesamtkosten (ohne SIM-Karte) für ein komplettes Kit mit Flash-Programmierer liegen bei etwa 160 Euro zzgl. Zollgebühren (wenn man Glück hat geht's auch mal am Zoll vorbei).</text:span><text:line-break/><text:line-break/><text:span text:style-name="T13">Alle Infos zum Bezug des OVMS sowie Tipps zur Auswahl einer passenden SIM-Karte findet man im User-Manual.</text:span><text:line-break/><text:line-break/><text:line-break/><text:span text:style-name="T12">Wo ist das User-Manual?</text:span><text:line-break/><text:line-break/><text:span text:style-name="T13">Hier:</text:span><text:line-break/><text:a xlink:type="simple" xlink:href="https://raw.githubusercontent.com/markwj/Open-Vehicle-Monitoring-System/master/docs/Renault-Twizy/OVMS-UserGuide-RenaultTwizy.pdf" office:target-frame-name="_blank" xlink:show="new" text:style-name="Internet_20_link" text:visited-style-name="Visited_20_Internet_20_Link"><text:span text:style-name="T18">raw.githubusercontent.com/markwj/Open-Ve...lt-Twizy/OVMS-UserGuide-RenaultTwizy.pdf</text:span></text:a><text:line-break/><text:line-break/><text:span text:style-name="T13">Die Grundeinrichtung und allgemeinen Infos findet man derzeit noch im Tesla-Roadster-Manual:</text:span><text:line-break/><text:a xlink:type="simple" xlink:href="https://github.com/markwj/Open-Vehicle-Monitoring-System/raw/master/docs/OVMS_UserGuide_TeslaRoadster.pdf" office:target-frame-name="_blank" xlink:show="new" text:style-name="Internet_20_link" text:visited-style-name="Visited_20_Internet_20_Link"><text:span text:style-name="T18">github.com/markwj/Open-Vehicle-Monitorin...er/docs/OVMS_UserGuide_TeslaRoadster.pdf</text:span></text:a><text:line-break/><text:line-break/><text:line-break/><text:span text:style-name="T12">Wie baut man es ein?</text:span><text:line-break/><text:line-break/><text:span text:style-name="T13">Im einfachsten Fall packt man das Modul inkl. der beiden Antennen einfach in das linke Handschuhfach, wo auch der </text:span><text:soft-page-break/><text:span text:style-name="T13">Diagnose-Port ist.</text:span><text:line-break/><text:line-break/><text:span text:style-name="T13">Schöner geht natürlich auch: </text:span><text:a xlink:type="simple" xlink:href="http://www.vectrix-forum.de/index.php?option=com_kunena&amp;Itemid=72&amp;func=view&amp;catid=54&amp;id=35286&amp;limit=10&amp;limitstart=30#44256" office:target-frame-name="_blank" xlink:show="new" text:style-name="Internet_20_link" text:visited-style-name="Visited_20_Internet_20_Link"><text:span text:style-name="T18">Einbau unter dem Handschuhfach (Wido Vogel)</text:span></text:a><text:line-break/><text:line-break/><text:line-break/><text:span text:style-name="T12">Kann man es gleichzeitig mit einem Twizplay nutzen?</text:span><text:line-break/><text:line-break/><text:span text:style-name="T13">Das sollte mit jedem handelsüblichen OBD2 Y-Kabel (Verteiler/Splitter), das auch den CAN-Bus auf beide Anschlüsse verteilt, ohne Probleme funktionieren. Alternativ kann man sich ein Y-Kabel selbst löten oder von einem halbwegs erfahrenen Bastler löten lassen.</text:span><text:line-break/><text:line-break/><text:line-break/><text:line-break/><text:span text:style-name="T12">Wie führt man die Grundkonfiguration durch?</text:span><text:line-break/><text:line-break/><text:span text:style-name="T14">Vorbereitung 1</text:span><text:span text:style-name="T13">: SIM-Karte besorgen, freischalten und PIN-Abfrage deaktivieren (in einem normalen Handy), Guthaben aufladen.</text:span><text:line-break/><text:line-break/><text:span text:style-name="T14">Vorbereitung 2</text:span><text:span text:style-name="T13">: Auf </text:span><text:a xlink:type="simple" xlink:href="http://www.openvehicles.com/" office:target-frame-name="_blank" xlink:show="new" text:style-name="Internet_20_link" text:visited-style-name="Visited_20_Internet_20_Link"><text:span text:style-name="T18">www.openvehicles.com</text:span></text:a><text:span text:style-name="T17"> </text:span><text:span text:style-name="T13">Account einrichten und Fahrzeug registrieren.</text:span><text:line-break/><text:line-break/><text:span text:style-name="T14">Vorbereitung 3</text:span><text:span text:style-name="T13">: Modul-Firmware aktualisieren (s.u.).</text:span><text:line-break/><text:line-break/><text:span text:style-name="T13">Beim Einsetzen der SIM-Karte in das Modul prüfen ob der Schiebeschalter in der Position "nach innen" steht (= Datenverbindung an).</text:span><text:line-break/><text:line-break/><text:span text:style-name="T13">Modul anschliessen. </text:span><text:span text:style-name="T16">Warten bis nur die grüne LED noch 2x blinkt.</text:span><text:span text:style-name="T17"> </text:span><text:span text:style-name="T13">Hinweise: oft braucht eine SIM-Karte beim ersten Einsatz etwas länger für das Einbuchen in das Handy-Netz, manchmal mehrere Stunden. Auch kann ggf. der Empfang am Standort des Fahrzeugs schlecht sein. Die LED-Blinkcodes zeigen solche Probleme an, die Erläuterung steht im Tesla-Manual auf Seite 14.</text:span><text:line-break/><text:line-break/><text:span text:style-name="T14">Hinweise zu den SMS-Kommandos</text:span><text:span text:style-name="T13">: </text:span><text:span text:style-name="T16">Groß-/Kleinschreibung</text:span><text:span text:style-name="T17"> </text:span><text:span text:style-name="T13">ist bei den Befehlen egal ("PASS" = "Pass" = "pass"), aber bei den Parameterwerten (bspw. Passwort) i.d.R. wichtig. Wenn eine Eingabe nicht funktioniert also zunächst die Groß-/Kleinschreibung überprüfen. Die </text:span><text:span text:style-name="T16">Anführungszeichen "..."</text:span><text:span text:style-name="T17"> </text:span><text:span text:style-name="T13">stehen im Text für Anfang und Ende eines Befehls, diese werden nicht mit eingegeben. </text:span><text:span text:style-name="T16">Klammern &lt;...&gt; oder [...]</text:span><text:span text:style-name="T17"> </text:span><text:span text:style-name="T13">stehen für benutzerdefinierte Eingaben (statt fester Werte) und werden ebenfalls nicht mit eingegeben.</text:span><text:line-break/><text:line-break/><text:span text:style-name="T16">Leerzeichen</text:span><text:span text:style-name="T17"> </text:span><text:span text:style-name="T13">müssen bei allen Textbefehlen genau so eingegeben werden wie gezeigt, es dürfen keine zugefügt oder weggelassen werden. Insbesondere dürfen bspw. bei Abfragekommandos wie "MODULE?" kein Leerzeichen vor dem "?" stehen, und zwischen zwei Parametern muss immer genau ein Leerzeichen stehen.</text:span><text:line-break/><text:line-break/><text:span text:style-name="T13">Nach jedem Befehl erst die </text:span><text:span text:style-name="T16">Bestätigung abwarten</text:span><text:span text:style-name="T13">, bevor man den nächsten sendet. Hat das Modul den Befehl empfangen und verarbeitet, dann schickt es eine Bestätigungs-SMS. Diese kommt i.d.R. innerhalb von maximal 3 Minuten und bleibt nur aus, wenn man den Befehl falsch geschrieben hat, oder die SMS verloren gegangen ist -- dann die Schreibweise prüfen und den Befehl neu senden.</text:span><text:line-break/><text:line-break/><text:span text:style-name="T14">Hinweis zur Fernkonfiguration / "SMS Provisioning"</text:span><text:span text:style-name="T13">: diese Komfortfunktion der Website (der grüne Button beim Fahrzeugeintrag) stellt fast alle Konfigurationsparameter (Schritt 1-6) über eine Sammel-SMS ein. Die Funktion arbeitet leider aktuell unvollständig: vor oder nach der Anwendung muss der Fahrzeugtyp "RT" von Hand eingestellt werden (per SMS-Befehl "MODULE" oder Parameter #14). Bitte bei Verwendung der Funktion eine Spende an das Projekt schicken um die SMS-Kosten auszugleichen.</text:span><text:line-break/><text:line-break/><text:line-break/><text:span text:style-name="T14">Schritt 1</text:span><text:span text:style-name="T13">: Sende als SMS "REGISTER OVMS" von Deinem Handy an das OVMS. "OVMS" ist das Standard-Modulpasswort, möchte man später ein anderes Handy registrieren, dann muss man dies durch das aktuelle </text:span><text:soft-page-break/><text:span text:style-name="T13">Modulpasswort ersetzen (siehe nächster Schritt).</text:span><text:line-break/><text:line-break/><text:span text:style-name="T14">Schritt 2</text:span><text:span text:style-name="T13">: Per SMS "PASS &lt;passwort&gt;" das gewünschte neue Modulpasswort setzen (das ersetzt das Standard-Passwort "OVMS"). Das Modulpasswort ist das SMS-Passwort für nicht registrierte Handys. </text:span><text:span text:style-name="T16">Beispiel</text:span><text:span text:style-name="T13">: "PASS sesam"</text:span><text:line-break/><text:line-break/><text:span text:style-name="T14">Schritt 3</text:span><text:span text:style-name="T13">: SMS "MODULE &lt;fahrzeugkennung&gt; K SMSIP RT" -- die Fahrzeugkennung ist der im User-Account bei OpenVehicles eingerichtete</text:span><text:span text:style-name="T16">Fahrzeug-Login</text:span><text:span text:style-name="T13">, dieser besteht aus Großbuchstaben und Ziffern. "K" steht für "Kilometer", "SMSIP" schaltet Benachrichtigungen per SMS und App ein, und "RT" = "Renault Twizy". </text:span><text:span text:style-name="T16">Beispiel</text:span><text:span text:style-name="T13">: "MODULE TWIZY007 K SMSIP RT"</text:span><text:line-break/><text:line-break/><text:span text:style-name="T14">Schritt 4</text:span><text:span text:style-name="T13">: Prüfen ob soweit alles klappt: Twizy einschalten. Per SMS "STAT?" solltest Du nun den Ladestand abfragen können, und per "GPS?" solltest Du die Koordinaten abrufen können.</text:span><text:line-break/><text:line-break/><text:span text:style-name="T13">Nun ist das OVMS komplett per SMS nutzbar. Möchte man ausserdem Server und App nutzen, dann geht es weiter mit...</text:span><text:line-break/><text:line-break/><text:span text:style-name="T14">Schritt 5</text:span><text:span text:style-name="T13">: Datenverbindung einrichten per "GPRS &lt;apn&gt; &lt;username&gt; &lt;passwort&gt;" mit den APN-Daten des SIM-Providers (findet man per Google oder in den Infoseiten des Providers). Für leeren Usernamen/Passwort "-" verwenden. </text:span><text:span text:style-name="T16">Beispiel für blau.de</text:span><text:span text:style-name="T13">: "GPRS internet.eplus.de blau blau" -- andere einfach per Google-Suche nach Provider + "APN" ermitteln.</text:span><text:line-break/><text:line-break/><text:span text:style-name="T14">Schritt 6</text:span><text:span text:style-name="T13">: Serververbindung einrichten per "SERVER 54.243.136.230 &lt;fahrzeugpasswort&gt; -". Das Passwort ist hier das zum beim MODULE-Befehl verwendeten </text:span><text:span text:style-name="T16">Fahrzeug-Login</text:span><text:span text:style-name="T13">, im Beispiel also das für den Login "TWIZY007". Sobald die grüne LED nur noch 1x blinkt ist die Serververbindung aktiv. (Hinweis: 54.243.136.230 ist die neue IP-Adresse des Servers seit dem 9.9.2014)</text:span><text:line-break/><text:line-break/><text:span text:style-name="T14">Schritt 7</text:span><text:span text:style-name="T13">: App einrichten: im Tab "Einstellungen" das Fahrzeug zufügen. Fahrzeug-Login und -Passwort eintragen. Die Beschreibung ist frei wählbar. Das Modulpasswort (SMS-Passwort) kann hier auch eingegeben werden, hat aber für die App keine Bedeutung. Dann prüfen ob soweit alles klappt: die App sollte nun ebenfalls den Ladestand und die Position des Fahrzeugs anzeigen.</text:span><text:line-break/><text:line-break/><text:span text:style-name="T14">Schritt 8</text:span><text:span text:style-name="T13">: Falls gewünscht für die SEVCON-Konfiguration den CAN-Schreibzugriff aktivieren; entweder per SMS "FEATURE 15 1" oder per App (Fahrzeug-Konfiguration -&gt; Features).</text:span><text:line-break/><text:line-break/><text:span text:style-name="T13">Damit ist das OVMS vollständig einsatzbereit. Weitere Optionen stehen in den Manuals. Mit der aktuellen Firmware und App kann man nun auf die SMS verzichten und die Befehle über den Tab "Nachrichten" senden. Auch die Modul-Benachrichtigungen müssen nicht mehr per SMS kommen, dazu einfach unter Fahrzeug-Konfiguration -&gt; Parameter die Kanäle von "SMSIP" auf "IP" ändern.</text:span><text:line-break/><text:line-break/><text:span text:style-name="T16">Falls es irgendwo klemmt</text:span><text:span text:style-name="T13">: bitte zuerst die </text:span><text:a xlink:type="simple" xlink:href="http://www.openvehicles.com/helpme" office:target-frame-name="_blank" xlink:show="new" text:style-name="Internet_20_link" text:visited-style-name="Visited_20_Internet_20_Link"><text:span text:style-name="T19">Support-FAQ</text:span></text:a><text:a xlink:type="simple" xlink:href="http://www.openvehicles.com/helpme" office:target-frame-name="_blank" xlink:show="new" text:style-name="Internet_20_link" text:visited-style-name="Visited_20_Internet_20_Link"><text:span text:style-name="T18"> (englisch)</text:span></text:a><text:span text:style-name="T17"> </text:span><text:span text:style-name="T13">durchlesen und die genannten Punkte sorgfältig prüfen!</text:span><text:line-break/><text:line-break/><text:span text:style-name="T16">Wichtiger Hinweis</text:span><text:span text:style-name="T13">: Damit die nun eingestellte Konfiguration beim Flashen nicht gelöscht wird muss in der Flash-Software die Option "Preserve device EEPROM" aktiviert sein!</text:span><text:line-break/><text:line-break/><text:span text:style-name="T13">Falls mal die Konfiguration komplett klemmt einfach einmal ohne "Preserve EEPROM" flashen. Dadurch wird die gesamte Konfiguration neu initialisiert. Danach wieder mit "REGISTER OVMS" anfangen.</text:span><text:line-break/><text:line-break/><text:line-break/><text:span text:style-name="T12">Wie komme ich an mein erstes Tuning?</text:span><text:line-break/><text:line-break/><text:span text:style-name="T13">Nochmal der Hinweis: immer erst die Bestätigung eines Befehls abwarten, auch wenn man diese per App sendet. Falls eine Fehlermeldung kommt, Schreibweise prüfen und erneut senden. Die App zeigt ggf. auch Befehls-Fehler an wenn die Verbindung schlecht ist.</text:span><text:line-break/><text:line-break/><text:span text:style-name="T13">Die drei Hauptwünsche sind </text:span><text:span text:style-name="T16">mehr Geschwindigkeit, mehr Leistung und mehr Rekuperation</text:span><text:span text:style-name="T13">. Dafür ist ein guter Startpunkt:</text:span><text:line-break/><text:soft-page-break/><text:line-break/><text:span text:style-name="T14">Schritt 1</text:span><text:span text:style-name="T13">: Twizy </text:span><text:span text:style-name="T16">einschalten, aber nicht zünden</text:span><text:span text:style-name="T17"> </text:span><text:span text:style-name="T13">(d.h. nicht auf "GO")</text:span><text:line-break/><text:line-break/><text:span text:style-name="T14">Schritt 2</text:span><text:span text:style-name="T13">: Höchstgeschwindigkeit auf 100 km/h, Warnung bei 95 km/h: "CFG SPEED 100 95"</text:span><text:line-break/><text:line-break/><text:span text:style-name="T14">Schritt 3</text:span><text:span text:style-name="T13">: Drehmoment auf 70 Nm (Maximum), Leistung auf 120%: "CFG POWER 130 120"</text:span><text:line-break/><text:line-break/><text:span text:style-name="T14">Schritt 4</text:span><text:span text:style-name="T13">: Rekuperation auf 20% beim Rollen und 40% beim Bremsen: "CFG RECUP 20 40"</text:span><text:line-break/><text:line-break/><text:span text:style-name="T14">Schritt 5</text:span><text:span text:style-name="T13">: Profil speichern: "CFG SAVE 1"</text:span><text:line-break/><text:line-break/><text:span text:style-name="T14">Schritt 6</text:span><text:span text:style-name="T13">: Twizy ausschalten, normal starten und Proberunde drehen.</text:span><text:line-break/><text:line-break/><text:span text:style-name="T13">Nun kann man immer nach dem Einschalten (vor "GO") über die App zwischen dem Standard-Profil und Profil 1 wechseln. Ohne App einfach per "CFG LOAD 0" bzw. "CFG LOAD 1", oder mit der SimpleConsole durch Drücken der Taster. Zwei weitere Profile kann man unter Nr. 2 und 3 abspeichern.</text:span><text:line-break/><text:line-break/><text:span text:style-name="T13">Für die nächsten Experimente bietet sich das Rampen-Tuning an ("CFG RAMPS", "CFG RAMPL" und "CFG SMOOTH"), und für die Fortgeschrittenen dann die Erstellung eigener Geschwindigkeits-Kennlinien ("CFG TSMAP").</text:span><text:line-break/><text:line-break/><text:span text:style-name="T13">Im User-Manual findet man ein paar Beispielprofile -- bitte dadurch nicht vom eigenen Experimentieren abhalten lassen!</text:span><text:line-break/><text:line-break/><text:line-break/><text:span text:style-name="T12">Warum soviele Logins und Passwörter?</text:span><text:line-break/><text:line-break/><text:span text:style-name="T13">Tipp: für den Anfang genügt es auch, gleiche Logins und Passwörter für alles zu verwenden.</text:span><text:line-break/><text:line-break/><text:span text:style-name="T13">Das Modul bekommt ein SMS-Passwort, damit man es auch noch ansprechen kann wenn man sein registriertes Handy verloren hat.</text:span><text:line-break/><text:line-break/><text:span text:style-name="T13">Der Server braucht zwei Logins weil man eine ganze Flotte mit einem Account verwalten kann. D.h. der Hauptlogin ist für den Server-Account, und darin kann man beliebig viele OVMS-Fahrzeuge registrieren, die jeweils einen Fahrzeuglogin erhalten.</text:span><text:line-break/><text:line-break/><text:span text:style-name="T13">Der Hauptlogin wird nur für die Verwaltung der Fahrzeuge verwendet, das Modul und die App kennen immer nur die Fahrzeug-Logins.</text:span><text:line-break/><text:line-break/><text:span text:style-name="T13">Übrigens kann man durch die "Social Groups" dann auch die aktuellen Positionen der Fahrzeuge untereinander austauschen lassen.</text:span><text:line-break/><text:line-break/><text:line-break/><text:span text:style-name="T12">Wieso muss man die Firmware aktualisieren?</text:span><text:line-break/><text:line-break/><text:span text:style-name="T13">Die </text:span><text:span text:style-name="T16">aktuellste und vollständigste direkt flashbare Version</text:span><text:span text:style-name="T17"> </text:span><text:span text:style-name="T13">ist die aus dem ZIP im </text:span><text:a xlink:type="simple" xlink:href="http://www.vectrix-forum.de/index.php?option=com_kunena&amp;Itemid=72&amp;func=view&amp;catid=54&amp;id=59478" office:target-frame-name="_blank" xlink:show="new" text:style-name="Internet_20_link" text:visited-style-name="Visited_20_Internet_20_Link"><text:span text:style-name="T19">Firmware-Thread</text:span></text:a><text:span text:style-name="T13">.</text:span><text:line-break/><text:line-break/><text:span text:style-name="T13">Die Standard-Firmware im Modul ab Werk hinkt üblicherweise hinter der aktuellen Entwicklung einige Monate hinterher, und unterstützt daher die neuesten Funktionen noch nicht.</text:span><text:line-break/><text:line-break/><text:span text:style-name="T13">Die vorkompilierte Twizy-Firmware aus dem Github ist zwar aktuell, enthält aber ggf. nicht alle Funktionen für den Twizy (Entscheidung des Projekt-Maintainers). Das betrifft derzeit vor allem das Batterie-Monitoring ("BATT") und die SEVCON-Konfiguration ("CFG").</text:span><text:line-break/><text:line-break/><text:span text:style-name="T13">Alternativ kann man die Firmware natürlich auch selbst kompilieren, dann hat man die volle Kontrolle über den Funktionsumfang. Infos dazu gibt es in der </text:span><text:a xlink:type="simple" xlink:href="https://github.com/openvehicles/Open-Vehicle-Monitoring-System/raw/master/docs/OVMS_Development.pdf" office:target-frame-name="_blank" xlink:show="new" text:style-name="Internet_20_link" text:visited-style-name="Visited_20_Internet_20_Link"><text:span text:style-name="T18">OVMS Developer-Dokumentation</text:span></text:a><text:span text:style-name="T13">.</text:span><text:line-break/><text:soft-page-break/><text:line-break/><text:line-break/><text:span text:style-name="T12">Wie aktualisiert man die Firmware?</text:span><text:line-break/><text:line-break/><text:span text:style-name="T13">Das hängt davon ab, welchen Programmer man gekauft hat:</text:span><text:line-break/><text:line-break/><text:span text:style-name="T14">PICkit 2</text:span><text:span text:style-name="T13">: </text:span><text:a xlink:type="simple" xlink:href="http://www.idleloop.com/tesla/ovms/" office:target-frame-name="_blank" xlink:show="new" text:style-name="Internet_20_link" text:visited-style-name="Visited_20_Internet_20_Link"><text:span text:style-name="T18">idleloop.com</text:span></text:a><text:line-break/><text:line-break/><text:span text:style-name="T14">PICkit 3</text:span><text:span text:style-name="T13">: </text:span><text:a xlink:type="simple" xlink:href="http://www.tff-forum.de/viewtopic.php?f=39&amp;t=223&amp;start=40" office:target-frame-name="_blank" xlink:show="new" text:style-name="Internet_20_link" text:visited-style-name="Visited_20_Internet_20_Link"><text:span text:style-name="T18">tff-forum.de</text:span></text:a><text:line-break/><text:line-break/><text:span text:style-name="T13">Die MPLAB Entwicklungsumgebung ("IDE") enthält das Programmer-Tool "IPE". Die Software gibt es kostenlos für Linux, Mac-OS und Windows:</text:span><text:line-break/><text:a xlink:type="simple" xlink:href="http://www.microchip.com/pagehandler/en-us/family/mplabx/" office:target-frame-name="_blank" xlink:show="new" text:style-name="Internet_20_link" text:visited-style-name="Visited_20_Internet_20_Link"><text:span text:style-name="T18">www.microchip.com/pagehandler/en-us/family/mplabx/</text:span></text:a><text:line-break/><text:line-break/><text:span text:style-name="T16">Spannungsproblem bei PICkit 3:</text:span><text:span text:style-name="T17"> </text:span><text:span text:style-name="T13">manche USB-Ports liefern keine 5 V, bspw. liefern viele Macs nur 4,7 V. Normalerweise kann man damit trotzdem flashen, man muss dazu nur im Programmer einstellen, dass das OVMS mit 4,7 V Nennspannung betrieben werden kann. Ist die Spannung noch niedriger, dann muss man das Modul extern mit Strom versorgen (siehe Manual).</text:span><text:line-break/><text:line-break/><text:line-break/><text:span text:style-name="T12">Typische Probleme und deren LED-Blinkcodes</text:span><text:line-break/><text:line-break/><text:span text:style-name="T13">Rot 1: Empfangsstörung, i.d.R. örtlich bedingt schlechter Netzempfang, evtl. auch Antennenproblem</text:span><text:line-break/><text:line-break/><text:span text:style-name="T13">Rot 6: OVMS bekommt kein Netz, Ursache i.d.R. schlechter Empfang oder SIM nicht freigeschaltet</text:span><text:line-break/><text:line-break/><text:span text:style-name="T13">Rot 7/8: OVMS bekommt keine Datenverbindung (GPRS), bspw. weil APN-Daten falsch, Guthaben alle oder Provider Datenverbindungen sperrt</text:span><text:line-break/><text:line-break/><text:span text:style-name="T13">Rot 9: Server nicht erreichbar (evtl. gerade down) oder Login schlägt fehl wegen Fehler in Server-IP / Fahrzeugkennung / -passwort</text:span><text:line-break/><text:line-break/><text:span text:style-name="T13">Falls das Modul per SMS erreichbar ist:</text:span><text:line-break/><text:span text:style-name="T13">-&gt; LED- und Netzstatus abfragen: "DIAG"</text:span><text:line-break/><text:span text:style-name="T13">-&gt; APN abfragen: "GPRS?"</text:span><text:line-break/><text:span text:style-name="T13">-&gt; Fahrzeugkennung abfragen: "MODULE?"</text:span><text:line-break/><text:span text:style-name="T13">-&gt; Server-IP und -Passwort abfragen: "SERVER?"</text:span><text:line-break/><text:line-break/><text:line-break/><text:span text:style-name="T12">Wozu brauche ich "CFG PRE" und "CFG OP"?</text:span><text:line-break/><text:line-break/><text:span text:style-name="T16">Benutzt Du nur die Makro-Kommandos wie "SPEED" und "POWER", dann brauchst Du diese Befehle nicht.</text:span><text:line-break/><text:line-break/><text:span text:style-name="T13">Möchte man weiter in die Tiefen der SEVCON-Konfiguration eintauchen, dann braucht man diese, um bestimmte Änderungen durchführen zu können.</text:span><text:line-break/><text:line-break/><text:span text:style-name="T13">Um den SEVCON zu konfigurieren werden Speicher-Register verändert, sogenannte "SDO" = "Service Data Object". Manche davon können jederzeit live verändert werden, andere nur wenn der SEVCON im "PRE"-Modus ist. Der "PRE"-Modus ist sozusagen der BIOS-Screen des SEVCON, und analog dazu auch nur direkt nach dem Einschalten erreichbar.</text:span><text:line-break/><text:line-break/><text:span text:style-name="T13">Die Low-Level-Kommandos "READ"/"WRITE" etc. ermöglichen den Zugriff auf alle SEVCON-Register. Welche es gibt und was diese bedeuten steht in der SEVCON-Doku und im Master-Dictionary aus dem DVT-Softwarepaket.</text:span><text:line-break/><text:line-break/><text:soft-page-break/><text:span text:style-name="T13">Ob ein SDO-Register den "PRE"-Modus braucht sagt er Dir netterweise auch selbst wenn Du versuchst es zu verändern.</text:span><text:line-break/><text:line-break/><text:span text:style-name="T16">Beispiel</text:span><text:span text:style-name="T13">: nachdem Du Seite 13 des User-Guides gelesen hast möchtest Du, dass der Twizy statt bei 15% erst bei 10% SOC anfängt, die Leistung zu reduzieren. Das SDO dafür hat die Adresse 3813.13 und der Wert wird mit 50 skaliert. Du probierst also:</text:span></text:p>
      <text:p text:style-name="P14">CFG WRITE 3813 13 500</text:p>
      <text:p text:style-name="P10"><text:line-break/><text:span text:style-name="T13">...und bekommst als Antwort:</text:span></text:p>
      <text:p text:style-name="P14">CFG WRITE: OLD: SDO 0x3813.13: 0x02EE = 750</text:p>
      <text:p text:style-name="P15">ERROR 0008 SDO ABORT 0x3813.13: 0x08000004</text:p>
      <text:p text:style-name="P10"><text:line-break/><text:span text:style-name="T13">Das sagt Dir zweierlei: 1. der alte Wert ist 750 (/50=15%), und 2. der WRITE hat nicht geklappt. Der Code 0x0800... ist ein CANopen/SEVCON-Standardfehlercode. Die kannst Du im SEVCON-Manual in Kapitel 7 nachlesen. Dort liest Du: "4" bedeutet "Not in pre-operational" -- d.h. um dieses Register zu beschreiben brauchst Du den "PRE"-Modus.</text:span><text:line-break/><text:line-break/><text:span text:style-name="T13">Also machst Du nun:</text:span></text:p>
      <text:p text:style-name="P14">CFG PRE</text:p>
      <text:p text:style-name="P10"><text:line-break/><text:span text:style-name="T13">...und dann nochmal...</text:span></text:p>
      <text:p text:style-name="P14">CFG WRITE 3813 13 500</text:p>
      <text:p text:style-name="P10"><text:line-break/><text:span text:style-name="T13">...was jetzt klappt. Um nun den Twizy wieder fahrbereit zu bekommen machst Du abschliessend noch</text:span></text:p>
      <text:p text:style-name="P14">CFG OP</text:p>
      <text:p text:style-name="P11"><text:line-break/><text:span text:style-name="T13">...oder schaltest den Twizy 1x aus + wieder ein.</text:span><text:line-break/><text:line-break/><text:span text:style-name="T13">Nun reduziert Dein Twizy erst bei 10% SOC die Leistung.</text:span><text:line-break/><text:line-break/><text:span text:style-name="T13">Es gibt noch jede Menge Einstellungen im SEVCON, die ggf. auch für den Twizy sinnvoll änderbar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Courier News" svg:font-family="'Courier News', Courier, monospace"/>
    <style:font-face style:name="OpenSymbol" svg:font-family="OpenSymbol"/>
    <style:font-face style:name="Arial3"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196c97"/>
    </style:style>
    <style:style style:name="MT2" style:family="text">
      <style:text-properties officeooo:rsid="001e9f0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text:span text:style-name="MT1">FAQ Deutsch</text:span><text:tab/><text:tab/>201<text:span text:style-name="MT2">5</text:span>/<text:span text:style-name="MT2">07</text:span>/<text:span text:style-name="MT2">23</text:span></text:p>
      </style:header>
      <style:footer>
        <text:p text:style-name="MP2"/>
        <text:p text:style-name="MP3"><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4-11-08T14:20:55</meta:creation-date>
    <dc:date>2015-07-23T23:23:04.977311950</dc:date>
    <dc:creator>Michael Balzer</dc:creator>
    <meta:editing-duration>PT2H24M50S</meta:editing-duration>
    <meta:editing-cycles>6</meta:editing-cycles>
    <meta:generator>LibreOffice/4.3.7.2$Linux_X86_64 LibreOffice_project/430m0$Build-2</meta:generator>
    <meta:document-statistic meta:table-count="0" meta:image-count="0" meta:object-count="0" meta:page-count="7" meta:paragraph-count="14" meta:word-count="2609" meta:character-count="18762" meta:non-whitespace-character-count="16041"/>
  </office:meta>
</office:document-meta>
</file>